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Operating Systems </text:p>
            <text:p>Sem VI 2021-22</text:p>
            <text:p/>
            <text:p>Evaluation Schem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opic-wise + Surprise Quizzes: 20 Marks </text:p>
              </text:list-item>
              <text:list-item>
                <text:p>Quiz-1: 10 Marks</text:p>
              </text:list-item>
              <text:list-item>
                <text:p>Quiz-2: 10 Marks</text:p>
              </text:list-item>
              <text:list-item>
                <text:p>EndSem: 30 Marks</text:p>
              </text:list-item>
              <text:list-item>
                <text:p>Course project: 20 Marks </text:p>
              </text:list-item>
              <text:list-item>
                <text:p>OOE: 10 Mar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ab</text:p>
          </draw:text-box>
        </draw:frame>
        <draw:frame presentation:style-name="pr4" draw:layer="layout" svg:width="25.199cm" svg:height="9.134cm" svg:x="1.9cm" svg:y="3.685cm" presentation:class="outline" presentation:user-transformed="true">
          <draw:text-box>
            <text:list text:style-name="L3">
              <text:list-item>
                <text:p>Mandatory assignments: 30 Marks</text:p>
              </text:list-item>
              <text:list-item>
                <text:p>Optional Assignments: 40 Marks</text:p>
              </text:list-item>
              <text:list-item>
                <text:p>Course Project: 30 Marks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xtb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perating System Concepts, by Abraham Silberschatz, P B Galvin, G Gagne</text:p>
                <text:list>
                  <text:list-item>
                    <text:p>9<text:span text:style-name="T1">th</text:span> or 10<text:span text:style-name="T1">th</text:span> edition </text:p>
                  </text:list-item>
                </text:list>
              </text:list-item>
              <text:list-item>
                <text:p>CS 0449: Introduction to Systems Software by Jonathan Misruda </text:p>
              </text:list-item>
              <text:list-item>
                <text:p>The C programming Language by Kernighan and Ritchi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r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0:01:23.638742064</meta:creation-date>
    <dc:date>2022-01-10T13:25:00.988186616</dc:date>
    <meta:editing-duration>PT13H23M36S</meta:editing-duration>
    <meta:editing-cycles>7</meta:editing-cycles>
    <meta:generator>LibreOffice/6.4.7.2$Linux_X86_64 LibreOffice_project/40$Build-2</meta:generator>
    <meta:document-statistic meta:object-count="37"/>
  </office:meta>
</office:document-meta>
</file>